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c63a" officeooo:paragraph-rsid="0000c6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vo repositorio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23T21:28:58.980000000</dc:date>
    <meta:editing-duration>PT9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5"/>
    <meta:generator>LibreOffice/7.1.4.2$Windows_X86_64 LibreOffice_project/a529a4fab45b75fefc5b6226684193eb000654f6</meta:generator>
  </office:meta>
</office:document-meta>
</file>